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9.895cm" style:rel-column-width="5610*"/>
    </style:style>
    <style:style style:name="Tableau3.B" style:family="table-column">
      <style:table-column-properties style:column-width="7.133cm" style:rel-column-width="4044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1.016cm" fo:keep-together="auto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officeooo:paragraph-rsid="00113c43" style:font-size-asian="10pt" style:font-size-complex="10pt"/>
    </style:style>
    <style:style style:name="P5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P6" style:family="paragraph" style:parent-style-name="Header">
      <style:text-properties fo:font-size="6pt" style:font-size-asian="6pt" style:font-size-complex="6pt"/>
    </style:style>
    <style:style style:name="P7" style:family="paragraph" style:parent-style-name="Footer">
      <style:text-properties fo:font-size="8pt" style:font-size-asian="8pt" style:font-size-complex="8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style:snap-to-layout-grid="false"/>
      <style:text-properties fo:font-size="10pt" fo:font-style="normal" fo:font-weight="bold" officeooo:rsid="00171b68" officeooo:paragraph-rsid="00171b68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171b68" officeooo:paragraph-rsid="00171b68" style:font-size-asian="10pt" style:font-size-complex="10pt"/>
    </style:style>
    <style:style style:name="P19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20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21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22" style:family="paragraph" style:parent-style-name="Standard">
      <style:paragraph-properties style:text-autospace="none" style:writing-mode="lr-tb"/>
      <style:text-properties fo:font-weight="normal" style:font-weight-asian="normal"/>
    </style:style>
    <style:style style:name="P23" style:family="paragraph" style:parent-style-name="Table_20_Contents">
      <style:text-properties fo:font-size="10pt" officeooo:paragraph-rsid="00113c43" fo:background-color="#ffff00" style:font-size-asian="10pt" style:font-size-complex="10pt"/>
    </style:style>
    <style:style style:name="P24" style:family="paragraph" style:parent-style-name="Heading_20_8">
      <style:paragraph-properties style:snap-to-layout-grid="false"/>
    </style:style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officeooo:rsid="00171b68" officeooo:paragraph-rsid="00171b68"/>
    </style:style>
    <style:style style:name="P27" style:family="paragraph" style:parent-style-name="Standard">
      <style:text-properties officeooo:paragraph-rsid="00171b68"/>
    </style:style>
    <style:style style:name="P28" style:family="paragraph" style:parent-style-name="Standard">
      <style:paragraph-properties style:snap-to-layout-grid="false"/>
      <style:text-properties fo:font-size="10pt" fo:font-style="normal" fo:font-weight="bold" officeooo:rsid="001c3b15" officeooo:paragraph-rsid="001c3b15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f595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5951" fo:background-color="#ffff00" loext:char-shading-value="0"/>
    </style:style>
    <style:style style:name="T4" style:family="text">
      <style:text-properties officeooo:rsid="001b942f"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2a8ec"/>
    </style:style>
    <style:style style:name="T9" style:family="text">
      <style:text-properties fo:font-size="12pt" fo:language="fr" fo:country="FR" style:language-asian="en" style:country-asian="US" style:font-size-complex="12pt" style:font-weight-complex="normal"/>
    </style:style>
    <style:style style:name="T10" style:family="text">
      <style:text-properties fo:font-size="12pt" fo:language="fr" fo:country="FR" officeooo:rsid="0010af42" style:language-asian="en" style:country-asian="US" style:font-size-complex="12pt" style:font-weight-complex="normal"/>
    </style:style>
    <style:style style:name="T11" style:family="text">
      <style:text-properties fo:font-size="12pt" fo:language="fr" fo:country="FR" officeooo:rsid="00171b68" style:language-asian="en" style:country-asian="US" style:font-size-complex="12pt" style:font-weight-complex="normal"/>
    </style:style>
    <style:style style:name="T12" style:family="text">
      <style:text-properties officeooo:rsid="00171b68"/>
    </style:style>
    <style:style style:name="T13" style:family="text">
      <style:text-properties officeooo:rsid="001b94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5" text:outline-level="1">Intitulé du référentiel</text:h>
            <text:p text:style-name="P19"/>
            <text:p text:style-name="P21"><text:span text:style-name="T7">Référence de l’ancienne version </text:span>: GEN REF 11 - Révision 0<text:span text:style-name="T13">8</text:span></text:p>
            <text:p text:style-name="P19"/>
            <text:p text:style-name="P20"><text:span text:style-name="T6">Référence de la nouvelle version </text:span>: GEN REF 11 - Révision 0<text:span text:style-name="T13">9</text:span></text:p>
            <text:p text:style-name="P8"/>
          </table:table-cell>
        </table:table-row>
      </table:table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5">Nature des modifications apportées par la nouvelle version </text:span>:</text:h>
            <text:p text:style-name="P22"><text:span text:style-name="T11"/></text:p>
          </table:table-cell>
        </table:table-row>
        <table:table-row>
          <table:table-cell table:style-name="Tableau4.A2" office:value-type="string">
            <text:h text:style-name="P26" text:outline-level="1">§ 6.1</text:h>
            <text:p text:style-name="P27">Intégration d’une nouvelle marque « validation/vérification ».</text:p>
            <text:p text:style-name="P27">Ne concerne pas les activités de l'agence</text:p>
            <text:p text:style-name="P27"/>
            <text:p text:style-name="P27">§6.2</text:p>
            <text:p text:style-name="P27">Mise à jour des reconnaissances internationales</text:p>
            <text:p text:style-name="P27">Pas de conséquence sur le système qualité de l'agence</text:p>
            <text:p text:style-name="P27"/>
            <text:p text:style-name="P27">§7.4</text:p>
            <text:p text:style-name="P27">Précisions relatives aux organismes certifiés par des organismes certificateurs accrédités pour des activités de certification de Systèmes de Management ou de Produits</text:p>
            <text:p text:style-name="P27">Ne concerne pas les activités de l'agence</text:p>
            <text:p text:style-name="P27"/>
            <text:p text:style-name="P27">§8.1</text:p>
            <text:p text:style-name="P27">Retrait de la possibilité de faire référence à la chaine nationale d’étalonnage comme référence à la portée d’accréditation</text:p>
            <text:p text:style-name="P27">Ne concerne pas les activités de l'agence</text:p>
            <text:p text:style-name="P27"/>
            <text:p text:style-name="P27">§ 10.2</text:p>
            <text:p text:style-name="P27">Conditions d’émission sous accréditation d’un résultat sous-traité</text:p>
            <text:p text:style-name="P27">Déjà pris en compte dans le référentiel qualité E&amp;M du Cerema</text:p>
            <text:p text:style-name="P27"/>
            <text:p text:style-name="P27">§ 10.2</text:p>
            <text:p text:style-name="P27">Allègement des conditions de réémission des certificats pour les organismes certificateurs</text:p>
            <text:p text:style-name="P27">Ne concerne pas les activités de l'agence</text:p>
            <text:p text:style-name="P27"/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1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4" text:outline-level="8">Évolutions nécessaires</text:h>
          </table:table-cell>
          <table:table-cell table:style-name="Tableau3.A1" office:value-type="string">
            <text:p text:style-name="P9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4">Les évolutions nécessitent-elles une mise à niveau des agents ?</text:p>
          </table:table-cell>
          <table:table-cell table:style-name="Tableau3.A1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4">Les évolutions nécessitent-elles la rédaction d'un nouveau mode opératoire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4">Les évolutions nécessitent-elles l'achat de nouveaux matériels ou l'adaptation des matériels existants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6">
          <table:table-cell table:style-name="Tableau3.A4" office:value-type="string">
            <text:p text:style-name="P14">Les évolutions nécessitent-elles des changements de l'environnement de travail 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4">Les évolutions nécessitent-elles des changements des consignes de sécurité (salle d'essai, poste de travail)  ?</text:p>
          </table:table-cell>
          <table:table-cell table:style-name="Tableau3.B4" office:value-type="string">
            <text:p text:style-name="P18">NON</text:p>
          </table:table-cell>
        </table:table-row>
        <table:table-row table:style-name="Tableau3.1">
          <table:table-cell table:style-name="Tableau3.A4" office:value-type="string">
            <text:p text:style-name="P14">Les évolutions nécessitent-elles une information des clients ?</text:p>
          </table:table-cell>
          <table:table-cell table:style-name="Tableau3.B4" office:value-type="string">
            <text:p text:style-name="P18">NON</text:p>
          </table:table-cell>
        </table:table-row>
        <text:soft-page-break/>
        <table:table-row table:style-name="Tableau3.1">
          <table:table-cell table:style-name="Tableau3.B4" table:number-columns-spanned="2" office:value-type="string">
            <text:p text:style-name="P15">BILAN :</text:p>
            <text:p text:style-name="P16">pas de modification à apporter au système qualité de l'agence</text:p>
            <text:p text:style-name="P10"/>
            <text:p text:style-name="P15">Date d'application des nouvelles dispositions : </text:p>
            <text:p text:style-name="P28">RAS</text:p>
            <text:p text:style-name="P10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  <text:p text:style-name="P13">Proposé par :<text:tab/><text:span text:style-name="T12">Alexandre CUER</text:span></text:p>
            <text:p text:style-name="P14"/>
            <text:p text:style-name="P14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7"/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officeooo:paragraph-rsid="00113c43" style:font-size-asian="10pt" style:font-size-complex="10pt"/>
    </style:style>
    <style:style style:name="MP5" style:family="paragraph" style:parent-style-name="Table_20_Contents">
      <style:text-properties fo:font-size="10pt" officeooo:paragraph-rsid="00113c43" fo:background-color="#ffff00" style:font-size-asian="10pt" style:font-size-complex="10pt"/>
    </style:style>
    <style:style style:name="MP6" style:family="paragraph" style:parent-style-name="Table_20_Contents">
      <style:text-properties fo:font-size="10pt" officeooo:paragraph-rsid="00113c43" fo:background-color="transparent" style:font-size-asian="10pt" style:font-size-complex="10pt"/>
    </style:style>
    <style:style style:name="MP7" style:family="paragraph" style:parent-style-name="Header">
      <style:text-properties fo:font-size="6pt" style:font-size-asian="6pt" style:font-size-complex="6pt"/>
    </style:style>
    <style:style style:name="MP8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5951"/>
    </style:style>
    <style:style style:name="MT2" style:family="text">
      <style:text-properties officeooo:rsid="001b942f" fo:background-color="#ffff00" loext:char-shading-value="0"/>
    </style:style>
    <style:style style:name="MT3" style:family="text">
      <style:text-properties fo:background-color="#ffff00" loext:char-shading-value="0"/>
    </style:style>
    <style:style style:name="MT4" style:family="text">
      <style:text-properties officeooo:rsid="000f5951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DLCF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<text:span text:style-name="MT1">Cadre selon modèle </text:span><text:bookmark-start text:name="P_REF"/>R<text:bookmark-end text:name="P_REF"/>2.DLCF.DM.005</text:p>
              <text:p text:style-name="MP5"/>
              <text:p text:style-name="MP6"><text:span text:style-name="MT2">27</text:span><text:span text:style-name="MT3">/0</text:span><text:span text:style-name="MT2">4</text:span><text:span text:style-name="MT3">/2</text:span><text:span text:style-name="MT4">02</text:span><text:span text:style-name="MT2">2</text:span></text:p>
            </table:table-cell>
          </table:table-row>
        </table:table>
        <text:p text:style-name="MP7"><text:tab/><text:tab/></text:p>
      </style:header>
      <style:footer>
        <text:p text:style-name="MP8"><text:file-name text:display="name">Fiche_evol_ref_GENREF11 - révision9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2-04-27T10:30:11.722000000</meta:creation-date>
    <meta:editing-cycles>1</meta:editing-cycles>
    <meta:editing-duration>P0D</meta:editing-duration>
    <meta:document-statistic meta:table-count="4" meta:image-count="0" meta:object-count="0" meta:page-count="2" meta:paragraph-count="51" meta:word-count="291" meta:character-count="1970" meta:non-whitespace-character-count="1722"/>
    <meta:user-defined meta:name="Info 1"/>
    <meta:user-defined meta:name="Info 2"/>
    <meta:user-defined meta:name="Info 3"/>
    <meta:user-defined meta:name="Info 4"/>
  </office:meta>
</office:document-meta>
</file>